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svg:font-family="'Times New'"/>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etailed chemical model including PAH chemistry was combined from three well validated models corresponding to the fuels of interest. A mechanism with PAH chemistry of engine relevant fuels was developed by Blanquart, Pitsch, and co-workers~\cite{blanquart09b,narayanaswamy10}. This mechanism has been validated extensively against experimental measurements of ignition delay times, laminar burning velocities, and species profiles in both premixed and nonpremixed flames over a large range of equivalence ratios and pressures. Of particular interests to this work, the mechanism was validated in $n$-heptane nonpremixed flames against the measurements of Berta \emph{et al.}~\cite{berta06}. In the present study, this mechanism was adopted as the base mechanism with PAH chemistry. Conversely, although efforts have been made in developing chemical kinetic models for $n$-butanol and methyl butanoate in recent years, less emphasis has been placed on their PAH pathways. Therefore, reduced oxidation/pyrolysis chemistry of $n$-butanol and methyl butanoate kinetic models was adopted from Liu \emph{et al.}~\cite{liu11} and combined with the base mechanism. These models were reduced from the work by Sarathy \emph{et al.}~\cite{sarathy09} and Ga\"il \emph{et al.}~\cite{gail08}, respectively. The thermal and transport data of the species appeared only in the $n$-butanol and methyl butanoate mechanism was also included in the base data files. This combined mechanism consists of $220$ species and $2259$ forward and backward reactions. It was further validated against laminar flame speed measurements~\cite{liu11} and compared with the predictions by the original mechanisms, and the results of this validation are included as Supplemental material. </text:p>
      <text:p text:style-name="P1"/>
      <text:p text:style-name="P1">Therefore, oxidation/pyrolysis chemistry of $n$-butanol and methyl butanoate kinetic models was adopted from the work by Liu \emph{et al.}~\cite{liu11}, which was reduced from the mechanisms proposed by Sarathy \emph{et al.}~\cite{sarathy09} and Ga\"il \emph{et al.}~\cite{gail08}, respectively, and combined with the base mechanism. </text:p>
      <text:p text:style-name="P1"/>
      <text:p text:style-name="P1"/>
      <text:p text:style-name="P1"/>
      <text:p text:style-name="P1"/>
      <text:p text:style-name="P1"/>
      <text:p text:style-name="P1"/>
      <text:p text:style-name="P1"><text:soft-page-break/>The critical strain rates (CSRs) corresponding to the sooting limits from the experiments and computations are shown in Fig.~\ref{fig:Exp-Comp}. For each set of data, the region above/left of the data corresponds to non-sooting flames, and the region below/right of the data corresponds to sooting flames. For all three fuels, the CSR increases with increasing oxygen concentration in the oxidizer stream, which has been previously characterized as a thermal effect~\cite{du91}. In addition, both experiment and computation show that methyl butanoate has substantially lower CSRs compared to <text:s/>$n$-heptane and $n$-butanol. The lower CSRs might due to either less soot being formed, for the CSR was experimentally measured and accordingly defined in computations based on the absolute value of $f_V$, or slower chemical pathways for soot formation that are inhibited at reduced residence times.</text:p>
      <text:p text:style-name="P1"/>
      <text:p text:style-name="P1">The integrated $f_V$ under various strain rates are shown in Fig.~\ref{fig:fv}. For all three fuels, less soot is formed due to reduced residence time, and $n$-butanol is overall as sooty as $n$-heptane, while methyl butanoate is the least sooty. </text:p>
      <text:p text:style-name="P1"/>
      <text:p text:style-name="P1">Larger species (predominantly toluene and indene) are formed by the combination of benzene and cyclopentadiene with smaller radicals, such as CH$_3$, C$_2$H$_2$, and C$_3$H$_3$. Two pathways directly contribute to naphthalene formation, namely, cyclopentadienyl (C$_5$H$_5$) radical recombination and methyl addition to indenyl (C$_9$H$_7$) </text:p>
      <text:p text:style-name="P1"/>
      <text:p text:style-name="P1"/>
      <text:p text:style-name="P1">Conversely, C$_3$ species are the largest species formed from methyl butanoate cracking due to the fuel bound oxygen. As pointed out by Westbrook \emph{et al.}~\cite{westbrook06}, the double C=O bond is very difficult to break, so the carbon chain length is reduced when the C-C bond is broken due to $\beta$-scission. The oxygenated parts are then oxidized to CO and CO$_2$, preventing the carbon from entering the pool for soot formation~\cite{feng12,wangyl11}. As shown in Fig.~\ref{fig:CxHy}, less allyl radicals are formed from methyl butanoate, such that the concentration in C$_5$H$_5$ is also reduced. Since one of the pathways for naphthalene depends quadratically on C$_5$H$_5$, even moderate reductions in the radical concentration will significantly reduce naphthalene. As a result, in methyl butanoate flames, the C$_5$H$_5$ recombination pathway is <text:soft-page-break/>negligible compared to the C$_9$H$_7$ pathway. This reduction in soot precursors from fuel cracking processes distinguishes methyl butanoate from $n$-heptane and $n$-butanol, in terms of the sooting propensity.</text:p>
      <text:p text:style-name="P1"/>
      <text:p text:style-name="P1"/>
      <text:p text:style-name="P1">At this point, we have identified pathways and species that are responsible for soot formation. The next question that naturally arises is how sensitive these pathways are to the increasing strain rate that leads to reduced soot formation. Although not shown here, sensitivity and reaction path analysis was conducted at critical strain rates, and no substantial differences were found compared with low strain rate cases. In addition, if the CSR is defined based on a relative metric, in other words, to be the strain rate at which the global domain-integrated $f_V$ is $10\%$ of the value at a fixed low strain rate ($16$ s$^{-1}$), the three fuels have essentially the same CSR, indicating the potential similarity in rate limiting steps of soot formation.</text:p>
      <text:p text:style-name="P1"/>
      <text:p text:style-name="P1"/>
      <text:p text:style-name="P1"/>
      <text:p text:style-name="P1">To elucidate the rate limiting step, profiles of soot precursors at low and critical strain rates are shown in Fig.~\ref{fig:CxHy}. All profiles shift in the direction of the liquid pool at higher flow rates as increased strain rates push the stagnation plane towards the pool. Species with ring structures, specifically, C$_5$H$_6$ and C$_6$H$_6$, both have lower concentrations at CSR, responding to strain similar to $f_V$. However, the upstream C$_3$ precursors, A-C$_3$H$_5$ and C$_3$H$_3$, have higher concentrations at CSR. This indicates that these species have insufficient residence times to form rings, resulting in the observed decrease in soot. Therefore, the ring formation reactions</text:p>
      <text:p text:style-name="P1"/>
      <text:p text:style-name="P1"/>
      <text:p text:style-name="P1"/>
      <text:p text:style-name="P1">The sooting limits of nonpremixed $n$-heptane, $n$-butanol, and methyl butanoate flames were examined experimentally in a liquid pool stagnation-flow configuration. In addition, complementary simulations with detailed polycyclic aromatic hydrocarbon (PAH) chemistry and a detailed soot model, based on the Hybrid Method of Moments (HMOM), are performed and compared with the <text:soft-page-break/>experimental critical strain rates for sooting flames. $n$-Heptane and $n$-butanol exhibited similar sooting characteristics, and methyl butanoate was found to have the least sooting propensity. Further sensitivity and reaction path analysis demonstrates that the three fuels share similar PAH chemical pathways, and the differences in sooting propensity lie in the fuel breakdown processes. The oxygen bounded in $n$-butanol does not reduce soot precursor concentrations but mainly goes through the intramolecular water elimination reactions and is bounded in a water molecule. On the contrary, the fuel bound oxygen in methyl butanoate shortens the carbon chain of the soot precursors and promotes their oxidation, which reduces the total carbon available for soot formation. C$_5$ and C$_6$ ring formation from the intermediate chain species is found to be the rate limiting st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svg:font-family="'Times New'"/>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23:12:08</meta:creation-date>
    <dc:date>2013-11-23T23:21:22</dc:date>
    <meta:editing-duration>P6DT2H17M58S</meta:editing-duration>
    <meta:editing-cycles>250</meta:editing-cycles>
    <meta:generator>LibreOffice/3.4$Unix LibreOffice_project/340m1$Build-602</meta:generator>
    <meta:document-statistic meta:table-count="0" meta:image-count="0" meta:object-count="0" meta:page-count="4" meta:paragraph-count="9" meta:word-count="1050" meta:character-count="7357" meta:non-whitespace-character-count="6311"/>
  </office:meta>
</office:document-meta>
</file>